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 office:value-type="string">
            <text:p>You have our sincerest thanks!!</text:p>
          </table:table-cell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 office:value-type="string">
            <text:p>Please take this. It's the least we can do!</text:p>
          </table:table-cell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 office:value-type="string">
            <text:p>Thank you so much for saving our little girl!!</text:p>
          </table:table-cell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 office:value-type="string">
            <text:p>I think my wife would like to give you something!
Please take it!!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 office:value-type="string">
            <text:p>Blondie-chan
“Shut UP!! That's sooo weird!!! lolol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Remember those secret Eastlands hot springs
we were talking about?”</text:p>
          </table:table-cell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aaand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"Ahh, it's you. Perfect timing."</text:p>
          </table:table-cell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rdly have to ask, but...</text:p>
          </table:table-cell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 office:value-type="string">
            <text:p>It's another incident, isn't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 office:value-type="string">
            <text:p>Knight Commander Gaora
"Well guessed."</text:p>
          </table:table-cell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happened this tim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 office:value-type="string">
            <text:p>Knight Commander Gaora
"It is another kidnapping... no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One might not necessarily call it a
kidnapping..."</text:p>
          </table:table-cell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tell us mo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The daughter of that couple over there
disappeared down this path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 office:value-type="string">
            <text:p>Knight Commander Gaora
"They scarcely looked away for a second."</text:p>
          </table:table-cell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 small child just... disappeared?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coulda happene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"We cannot be entirely sure, without
witness testimon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"However, we do have one lead."</text:p>
          </table:table-cell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sort of lea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"Walk down this path to the east, and you
will reach a mansion known as Ondrera manor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It was once the highly luxurious residence
for a noble family, but now it is left
wholly abandone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"According to neighbourhood locals, there
may have been human activity within the
mansion of late."</text:p>
          </table:table-cell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f this missing person case might
actually be a abduction, then...</text:p>
          </table:table-cell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Ondrera Manor sounds particularly
suspicio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"Quite."</text:p>
          </table:table-cell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? Are you planning on investigating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Of course, I gathered my troops and
searched inside the manor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But we could not proceed forward through
the halls."</text:p>
          </table:table-cell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couldn't... proceed...?</text:p>
          </table:table-cell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ddya mea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"It is precisely as I sa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I do not understand it, myself, but we
were simply unable to move forward through
the halls of the manor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There is no other way of describing it."</text:p>
          </table:table-cell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we'll need to see it for
ourselves.</text:p>
          </table:table-cell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t it! Let's go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"You have my thank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"The halls of the mansion are filled with
demons. We would benefit well from the help
of the Heavenly Maiden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leave it in your hands.”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rather like the Knight Commander's
way of asking us for help is getting more
and more complicated every time...</text:p>
          </table:table-cell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ly way he feels he can rely
on our power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et to investigating,
Reguma-ku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"The abandoned Ondrera Manor lies down this
path to the eas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"I am certain it has something to do with
this incident."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first to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 office:value-type="string">
            <text:p>If only I was stronger...!</text:p>
          </table:table-cell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 office:value-type="string">
            <text:p>It was so scary being kidnapped by the big, red,
old guy and the flirty, blue lady—!!</text:p>
          </table:table-cell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9T20:18:46+01:00</meta:creation-date>
    <dc:date>2020-02-29T20:18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